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vateChatEndpoint.PrivateChatEndpo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ivateChatEndpoint.getParticip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ateChatEndpoint.processInOnly( MessageExchange exchange ,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vateChatEndpoint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ivateChatEndpoint.getCh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ateChatEndpoint.setChat( Chat ch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ateChatEndpoint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ivateChatEndpoint.PrivateChatEndpoint( XMPPComponent component , ServiceEndpoint serviceEndpo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vateChatEndpoint.setUri( URI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vateChatEndpoint.setParticipant( String particip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